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da2" officeooo:paragraph-rsid="00144da2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rsid="00144da2" officeooo:paragraph-rsid="00144da2"/>
    </style:style>
    <style:style style:name="T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3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660e7a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10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3"><text:span text:style-name="T1">XML CODE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raintLayout&gt;</text:span><text:span text:style-name="T2">&lt;?</text:span><text:span text:style-name="T3">xml version=</text:span><text:span text:style-name="T5">"1.0" </text:span><text:span text:style-name="T3">encoding=</text:span><text:span text:style-name="T5">"utf-8"</text:span><text:span text:style-name="T2">?&gt;</text:span><text:line-break/><text:span text:style-name="T1">&lt;</text:span><text:span text:style-name="T6">android.support.constraint.ConstraintLayout </text:span><text:span text:style-name="T3">xmlns:</text:span><text:span text:style-name="T7">android</text:span><text:span text:style-name="T3">=</text:span><text:span text:style-name="T5">"http://schemas.android.com/apk/res/android"</text:span><text:line-break/><text:span text:style-name="T3">xmlns:</text:span><text:span text:style-name="T7">app</text:span><text:span text:style-name="T3">=</text:span><text:span text:style-name="T5">"http://schemas.android.com/apk/res-auto"</text:span><text:line-break/><text:span text:style-name="T3">xmlns:</text:span><text:span text:style-name="T7">tools</text:span><text:span text:style-name="T3">=</text:span><text:span text:style-name="T5">"http://schemas.android.com/tools"</text:span><text:line-break/><text:span text:style-name="T7">android</text:span><text:span text:style-name="T3">:layout_width=</text:span><text:span text:style-name="T5">"match_parent"</text:span><text:line-break/><text:span text:style-name="T7">android</text:span><text:span text:style-name="T3">:layout_height=</text:span><text:span text:style-name="T5">"match_parent"</text:span><text:line-break/><text:span text:style-name="T7">tools</text:span><text:span text:style-name="T3">:context=</text:span><text:span text:style-name="T5">".MainActivity"</text:span><text:span text:style-name="T1">&gt;</text:span><text:line-break/><text:line-break/><text:span text:style-name="T1">&lt;</text:span><text:span text:style-name="T6">TextView</text:span><text:line-break/><text:span text:style-name="T6"> <text:s text:c="3"/></text:span><text:span text:style-name="T7">android</text:span><text:span text:style-name="T3">:id=</text:span><text:span text:style-name="T5">"@+id/t1"</text:span><text:line-break/><text:span text:style-name="T5"> <text:s text:c="3"/></text:span><text:span text:style-name="T7">android</text:span><text:span text:style-name="T3">:layout_width=</text:span><text:span text:style-name="T5">"wrap_content"</text:span><text:line-break/><text:span text:style-name="T5"> <text:s text:c="3"/></text:span><text:span text:style-name="T7">android</text:span><text:span text:style-name="T3">:layout_height=</text:span><text:span text:style-name="T5">"wrap_content"</text:span><text:line-break/><text:span text:style-name="T5"> <text:s text:c="3"/></text:span><text:span text:style-name="T7">android</text:span><text:span text:style-name="T3">:text=</text:span><text:span text:style-name="T5">"MAD LAB IN CMRU"</text:span><text:line-break/><text:span text:style-name="T5"> <text:s text:c="3"/></text:span><text:span text:style-name="T7">app</text:span><text:span text:style-name="T3">:layout_constraintBottom_toTopOf=</text:span><text:span text:style-name="T5">"@+id/b1"</text:span><text:line-break/><text:span text:style-name="T5"> <text:s text:c="3"/></text:span><text:span text:style-name="T7">app</text:span><text:span text:style-name="T3">:layout_constraintEnd_toEndOf=</text:span><text:span text:style-name="T5">"parent"</text:span><text:line-break/><text:span text:style-name="T5"> <text:s text:c="3"/></text:span><text:span text:style-name="T7">app</text:span><text:span text:style-name="T3">:layout_constraintHorizontal_bias=</text:span><text:span text:style-name="T5">"0.5"</text:span><text:line-break/><text:span text:style-name="T5"> <text:s text:c="3"/></text:span><text:span text:style-name="T7">app</text:span><text:span text:style-name="T3">:layout_constraintStart_toStartOf=</text:span><text:span text:style-name="T5">"parent"</text:span><text:line-break/><text:span text:style-name="T5"> <text:s text:c="3"/></text:span><text:span text:style-name="T7">app</text:span><text:span text:style-name="T3">:layout_constraintTop_toTopOf=</text:span><text:span text:style-name="T5">"parent" </text:span><text:span text:style-name="T1">/&gt;</text:span><text:line-break/><text:line-break/><text:span text:style-name="T1">&lt;</text:span><text:span text:style-name="T6">Button</text:span><text:line-break/><text:span text:style-name="T6"> <text:s text:c="3"/></text:span><text:span text:style-name="T7">android</text:span><text:span text:style-name="T3">:id=</text:span><text:span text:style-name="T5">"@+id/b1"</text:span><text:line-break/><text:span text:style-name="T5"> <text:s text:c="3"/></text:span><text:span text:style-name="T7">android</text:span><text:span text:style-name="T3">:layout_width=</text:span><text:span text:style-name="T5">"wrap_content"</text:span><text:line-break/><text:span text:style-name="T5"> <text:s text:c="3"/></text:span><text:span text:style-name="T7">android</text:span><text:span text:style-name="T3">:layout_height=</text:span><text:span text:style-name="T5">"wrap_content"</text:span><text:line-break/><text:span text:style-name="T5"> <text:s text:c="3"/></text:span><text:span text:style-name="T7">android</text:span><text:span text:style-name="T3">:text=</text:span><text:span text:style-name="T5">"CHANGE FONT SIZE"</text:span><text:line-break/><text:span text:style-name="T5"> <text:s text:c="3"/></text:span><text:span text:style-name="T7">app</text:span><text:span text:style-name="T3">:layout_constraintBottom_toTopOf=</text:span><text:span text:style-name="T5">"@+id/b2"</text:span><text:line-break/><text:span text:style-name="T5"> <text:s text:c="3"/></text:span><text:span text:style-name="T7">app</text:span><text:span text:style-name="T3">:layout_constraintEnd_toEndOf=</text:span><text:span text:style-name="T5">"parent"</text:span><text:line-break/><text:span text:style-name="T5"> <text:s text:c="3"/></text:span><text:span text:style-name="T7">app</text:span><text:span text:style-name="T3">:layout_constraintHorizontal_bias=</text:span><text:span text:style-name="T5">"0.5"</text:span><text:line-break/><text:span text:style-name="T5"> <text:s text:c="3"/></text:span><text:span text:style-name="T7">app</text:span><text:span text:style-name="T3">:layout_constraintStart_toStartOf=</text:span><text:span text:style-name="T5">"parent"</text:span><text:line-break/><text:span text:style-name="T5"> <text:s text:c="3"/></text:span><text:span text:style-name="T7">app</text:span><text:span text:style-name="T3">:layout_constraintTop_toBottomOf=</text:span><text:span text:style-name="T5">"@+id/t1" </text:span><text:span text:style-name="T1">/&gt;</text:span><text:line-break/><text:line-break/><text:span text:style-name="T1">&lt;</text:span><text:span text:style-name="T6">Button</text:span><text:line-break/><text:span text:style-name="T6"> <text:s text:c="3"/></text:span><text:span text:style-name="T7">android</text:span><text:span text:style-name="T3">:id=</text:span><text:span text:style-name="T5">"@+id/b2"</text:span><text:line-break/><text:span text:style-name="T5"> <text:s text:c="3"/></text:span><text:span text:style-name="T7">android</text:span><text:span text:style-name="T3">:layout_width=</text:span><text:span text:style-name="T5">"wrap_content"</text:span><text:line-break/><text:span text:style-name="T5"> <text:s text:c="3"/></text:span><text:span text:style-name="T7">android</text:span><text:span text:style-name="T3">:layout_height=</text:span><text:span text:style-name="T5">"wrap_content"</text:span><text:line-break/><text:span text:style-name="T5"> <text:s text:c="3"/></text:span><text:span text:style-name="T7">android</text:span><text:span text:style-name="T3">:text=</text:span><text:span text:style-name="T5">"CHANGE FONT COLOUR"</text:span><text:line-break/><text:span text:style-name="T5"> <text:s text:c="3"/></text:span><text:span text:style-name="T7">app</text:span><text:span text:style-name="T3">:layout_constraintBottom_toTopOf=</text:span><text:span text:style-name="T5">"@+id/b3"</text:span><text:line-break/><text:span text:style-name="T5"> <text:s text:c="3"/></text:span><text:span text:style-name="T7">app</text:span><text:span text:style-name="T3">:layout_constraintEnd_toEndOf=</text:span><text:span text:style-name="T5">"parent"</text:span><text:line-break/><text:span text:style-name="T5"> <text:s text:c="3"/></text:span><text:span text:style-name="T7">app</text:span><text:span text:style-name="T3">:layout_constraintHorizontal_bias=</text:span><text:span text:style-name="T5">"0.5"</text:span><text:line-break/><text:span text:style-name="T5"> <text:s text:c="3"/></text:span><text:span text:style-name="T7">app</text:span><text:span text:style-name="T3">:layout_constraintStart_toStartOf=</text:span><text:span text:style-name="T5">"parent"</text:span><text:line-break/><text:span text:style-name="T5"> <text:s text:c="3"/></text:span><text:span text:style-name="T7">app</text:span><text:span text:style-name="T3">:layout_constraintTop_toBottomOf=</text:span><text:span text:style-name="T5">"@+id/b1" </text:span><text:span text:style-name="T1">/&gt;</text:span><text:line-break/><text:line-break/><text:span text:style-name="T1">&lt;</text:span><text:span text:style-name="T6">Button</text:span><text:line-break/><text:span text:style-name="T6"> <text:s text:c="3"/></text:span><text:span text:style-name="T7">android</text:span><text:span text:style-name="T3">:id=</text:span><text:span text:style-name="T5">"@+id/b3"</text:span><text:line-break/><text:span text:style-name="T5"> <text:s text:c="3"/></text:span><text:span text:style-name="T7">android</text:span><text:span text:style-name="T3">:layout_width=</text:span><text:span text:style-name="T5">"wrap_content"</text:span><text:line-break/><text:span text:style-name="T5"> <text:s text:c="3"/></text:span><text:span text:style-name="T7">android</text:span><text:span text:style-name="T3">:layout_height=</text:span><text:span text:style-name="T5">"wrap_content"</text:span><text:line-break/><text:span text:style-name="T5"> <text:s text:c="3"/></text:span><text:span text:style-name="T7">android</text:span><text:span text:style-name="T3">:text=</text:span><text:span text:style-name="T5">"CHANGE FONT STYLE"</text:span><text:line-break/><text:span text:style-name="T5"> <text:s text:c="3"/></text:span><text:span text:style-name="T7">app</text:span><text:span text:style-name="T3">:layout_constraintBottom_toBottomOf=</text:span><text:span text:style-name="T5">"parent"</text:span><text:line-break/><text:span text:style-name="T5"> <text:s text:c="3"/></text:span><text:span text:style-name="T7">app</text:span><text:span text:style-name="T3">:layout_constraintEnd_toEndOf=</text:span><text:span text:style-name="T5">"parent"</text:span><text:line-break/><text:span text:style-name="T5"> <text:s text:c="3"/></text:span><text:span text:style-name="T7">app</text:span><text:span text:style-name="T3">:layout_constraintHorizontal_bias=</text:span><text:span text:style-name="T5">"0.5"</text:span><text:line-break/><text:span text:style-name="T5"> <text:s text:c="3"/></text:span><text:span text:style-name="T7">app</text:span><text:span text:style-name="T3">:layout_constraintStart_toStartOf=</text:span><text:span text:style-name="T5">"parent"</text:span><text:line-break/><text:span text:style-name="T5"> <text:s text:c="3"/></text:span><text:span text:style-name="T7">app</text:span><text:span text:style-name="T3">:layout_constraintTop_toBottomOf=</text:span><text:span text:style-name="T5">"@+id/b2" </text:span><text:span text:style-name="T1">/&gt;</text:span><text:line-break/><text:span text:style-name="T1">&lt;/</text:span><text:span text:style-name="T6">android.support.constraint.Cons</text:span></text:p>
      <text:p text:style-name="Standard"/>
      <text:p text:style-name="Standard"/>
      <text:p text:style-name="P1">JAVA CODE:</text:p>
      <text:p text:style-name="P1"/>
      <text:p text:style-name="P1"><text:span text:style-name="T6">package </text:span><text:span text:style-name="T1">com.example.lavisha1;</text:span><text:line-break/><text:line-break/><text:span text:style-name="T6">import </text:span><text:span text:style-name="T1">android.graphics.Color;</text:span><text:line-break/><text:soft-page-break/><text:span text:style-name="T6">import </text:span><text:span text:style-name="T1">android.graphics.Typeface;</text:span><text:line-break/><text:span text:style-name="T6">import </text:span><text:span text:style-name="T1">android.support.v7.app.AppCompatActivity;</text:span><text:line-break/><text:span text:style-name="T6">import </text:span><text:span text:style-name="T1">android.os.Bundle;</text:span><text:line-break/><text:span text:style-name="T6">import </text:span><text:span text:style-name="T1">android.view.View;</text:span><text:line-break/><text:span text:style-name="T6">import </text:span><text:span text:style-name="T1">android.widget.Button;</text:span><text:line-break/><text:span text:style-name="T6">import </text:span><text:span text:style-name="T1">android.widget.TextView;</text:span><text:line-break/><text:line-break/><text:span text:style-name="T6">public class </text:span><text:span text:style-name="T1">MainActivity </text:span><text:span text:style-name="T6">extends </text:span><text:span text:style-name="T1">AppCompatActivity {</text:span><text:line-break/><text:span text:style-name="T1"> <text:s text:c="3"/></text:span><text:span text:style-name="T6">float </text:span><text:span text:style-name="T7">font </text:span><text:span text:style-name="T1">= </text:span><text:span text:style-name="T4">20</text:span><text:span text:style-name="T1">;</text:span><text:line-break/><text:span text:style-name="T1"> <text:s text:c="3"/></text:span><text:span text:style-name="T6">int </text:span><text:span text:style-name="T7">count </text:span><text:span text:style-name="T1">= </text:span><text:span text:style-name="T4">1</text:span><text:span text:style-name="T1">;</text:span><text:line-break/><text:span text:style-name="T1"> <text:s text:c="3"/>Button </text:span><text:span text:style-name="T7">b1</text:span><text:span text:style-name="T1">, </text:span><text:span text:style-name="T7">b2</text:span><text:span text:style-name="T1">, </text:span><text:span text:style-name="T7">b3</text:span><text:span text:style-name="T1">;</text:span><text:line-break/><text:line-break/><text:span text:style-name="T1"> <text:s text:c="3"/></text:span><text:span text:style-name="T10">@Override</text:span><text:line-break/><text:span text:style-name="T10"> <text:s text:c="3"/></text:span><text:span text:style-name="T6">protected void </text:span><text:span text:style-name="T1">onCreate(Bundle savedInstanceState) {</text:span><text:line-break/><text:span text:style-name="T1"> <text:s text:c="7"/></text:span><text:span text:style-name="T6">super</text:span><text:span text:style-name="T1">.onCreate(savedInstanceState);</text:span><text:line-break/><text:span text:style-name="T1"> <text:s text:c="7"/>setContentView(R.layout.</text:span><text:span text:style-name="T9">activity_main</text:span><text:span text:style-name="T1">);</text:span><text:line-break/><text:span text:style-name="T1"> <text:s text:c="7"/></text:span><text:span text:style-name="T6">final </text:span><text:span text:style-name="T1">TextView t1 = (TextView) findViewById(R.id.</text:span><text:span text:style-name="T9">t1</text:span><text:span text:style-name="T1">);</text:span><text:line-break/><text:span text:style-name="T1"> <text:s text:c="7"/>t1.setTextSize(</text:span><text:span text:style-name="T4">15</text:span><text:span text:style-name="T1">);</text:span><text:line-break/><text:span text:style-name="T1"> <text:s text:c="7"/></text:span><text:span text:style-name="T7">b1 </text:span><text:span text:style-name="T1">= (Button) findViewById(R.id.</text:span><text:span text:style-name="T9">b1</text:span><text:span text:style-name="T1">);</text:span><text:line-break/><text:span text:style-name="T1"> <text:s text:c="7"/></text:span><text:span text:style-name="T7">b1</text:span><text:span text:style-name="T1">.setOnClickListener(</text:span><text:span text:style-name="T6">new </text:span><text:span text:style-name="T1">View.OnClickListener() {</text:span><text:line-break/><text:span text:style-name="T1"> <text:s text:c="11"/></text:span><text:span text:style-name="T10">@Override</text:span><text:line-break/><text:span text:style-name="T10"> <text:s text:c="11"/></text:span><text:span text:style-name="T6">public void </text:span><text:span text:style-name="T1">onClick(View view) {</text:span><text:line-break/><text:span text:style-name="T1"> <text:s text:c="15"/></text:span><text:span text:style-name="T8">t1</text:span><text:span text:style-name="T1">.setTextSize(</text:span><text:span text:style-name="T7">font</text:span><text:span text:style-name="T1">);</text:span><text:line-break/><text:span text:style-name="T1"> <text:s text:c="15"/></text:span><text:span text:style-name="T7">font </text:span><text:span text:style-name="T1">= </text:span><text:span text:style-name="T7">font </text:span><text:span text:style-name="T1">+ </text:span><text:span text:style-name="T4">5</text:span><text:span text:style-name="T1">;</text:span><text:line-break/><text:span text:style-name="T1"> <text:s text:c="15"/></text:span><text:span text:style-name="T6">if </text:span><text:span text:style-name="T1">(</text:span><text:span text:style-name="T7">font </text:span><text:span text:style-name="T1">== </text:span><text:span text:style-name="T4">50</text:span><text:span text:style-name="T1">)</text:span><text:line-break/><text:span text:style-name="T1"> <text:s text:c="19"/></text:span><text:span text:style-name="T7">font </text:span><text:span text:style-name="T1">= </text:span><text:span text:style-name="T4">20</text:span><text:span text:style-name="T1">;</text:span><text:line-break/><text:line-break/><text:span text:style-name="T1"> <text:s text:c="11"/>}</text:span><text:line-break/><text:span text:style-name="T1"> <text:s text:c="7"/>});</text:span><text:line-break/><text:span text:style-name="T1"> <text:s text:c="7"/></text:span><text:span text:style-name="T7">b2 </text:span><text:span text:style-name="T1">= (Button) findViewById(R.id.</text:span><text:span text:style-name="T9">b2</text:span><text:span text:style-name="T1">);</text:span><text:line-break/><text:span text:style-name="T1"> <text:s text:c="7"/></text:span><text:span text:style-name="T7">b2</text:span><text:span text:style-name="T1">.setOnClickListener(</text:span><text:span text:style-name="T6">new </text:span><text:span text:style-name="T1">View.OnClickListener() {</text:span><text:line-break/><text:span text:style-name="T1"> <text:s text:c="11"/></text:span><text:span text:style-name="T10">@Override</text:span><text:line-break/><text:span text:style-name="T10"> <text:s text:c="11"/></text:span><text:span text:style-name="T6">public void </text:span><text:span text:style-name="T1">onClick(View view) {</text:span><text:line-break/><text:span text:style-name="T1"> <text:s text:c="15"/></text:span><text:span text:style-name="T6">switch </text:span><text:span text:style-name="T1">(</text:span><text:span text:style-name="T7">count</text:span><text:span text:style-name="T1">) {</text:span><text:line-break/><text:span text:style-name="T1"> <text:s text:c="19"/></text:span><text:span text:style-name="T6">case </text:span><text:span text:style-name="T4">1</text:span><text:span text:style-name="T1">:</text:span><text:line-break/><text:span text:style-name="T1"> <text:s text:c="23"/></text:span><text:span text:style-name="T8">t1</text:span><text:span text:style-name="T1">.setTextColor(Color.</text:span><text:span text:style-name="T2">parseColor</text:span><text:span text:style-name="T1">(</text:span><text:span text:style-name="T5">"#7f00ff"</text:span><text:span text:style-name="T1">));</text:span><text:lin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2</text:span><text:span text:style-name="T1">:</text:span><text:line-break/><text:span text:style-name="T1"> <text:s text:c="23"/></text:span><text:span text:style-name="T8">t1</text:span><text:span text:style-name="T1">.setTextColor(Color.</text:span><text:span text:style-name="T2">parseColor</text:span><text:span text:style-name="T1">(</text:span><text:span text:style-name="T5">"#00FF00"</text:span><text:span text:style-name="T1">));</text:span><text:lin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3</text:span><text:span text:style-name="T1">:</text:span><text:line-break/><text:span text:style-name="T1"> <text:s text:c="23"/></text:span><text:span text:style-name="T8">t1</text:span><text:span text:style-name="T1">.setTextColor(Color.</text:span><text:span text:style-name="T2">parseColor</text:span><text:span text:style-name="T1">(</text:span><text:span text:style-name="T5">"#FF0000"</text:span><text:span text:style-name="T1">));</text:span><text:lin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4</text:span><text:span text:style-name="T1">:</text:span><text:line-break/><text:span text:style-name="T1"> <text:s text:c="23"/></text:span><text:span text:style-name="T8">t1</text:span><text:span text:style-name="T1">.setTextColor(Color.</text:span><text:span text:style-name="T2">parseColor</text:span><text:span text:style-name="T1">(</text:span><text:span text:style-name="T5">"#0000FF"</text:span><text:span text:style-name="T1">));</text:span><text:line-break/><text:span text:style-name="T1"> <text:s text:c="23"/></text:span><text:span text:style-name="T6">break</text:span><text:span text:style-name="T1">;</text:span><text:line-break/><text:span text:style-name="T1"> <text:s text:c="15"/>}</text:span><text:line-break/><text:span text:style-name="T1"> <text:s text:c="15"/></text:span><text:span text:style-name="T7">count</text:span><text:span text:style-name="T1">++;</text:span><text:line-break/><text:span text:style-name="T1"> <text:s text:c="15"/></text:span><text:span text:style-name="T6">if </text:span><text:span text:style-name="T1">(</text:span><text:span text:style-name="T7">count </text:span><text:span text:style-name="T1">== </text:span><text:span text:style-name="T4">5</text:span><text:span text:style-name="T1">)</text:span><text:line-break/><text:span text:style-name="T1"> <text:s text:c="19"/></text:span><text:span text:style-name="T7">count </text:span><text:span text:style-name="T1">= </text:span><text:span text:style-name="T4">1</text:span><text:span text:style-name="T1">;</text:span><text:line-break/><text:span text:style-name="T1"> <text:s text:c="11"/>}</text:span><text:line-break/><text:span text:style-name="T1"> <text:s text:c="7"/>});</text:span><text:line-break/><text:line-break/><text:line-break/><text:span text:style-name="T1"> <text:s text:c="7"/></text:span><text:span text:style-name="T7">b3 </text:span><text:span text:style-name="T1">= (Button) findViewById(R.id.</text:span><text:span text:style-name="T9">b3</text:span><text:span text:style-name="T1">);</text:span><text:line-break/><text:span text:style-name="T1"> <text:s text:c="7"/></text:span><text:span text:style-name="T7">b3</text:span><text:span text:style-name="T1">.setOnClickListener(</text:span><text:span text:style-name="T6">new </text:span><text:span text:style-name="T1">View.OnClickListener() {</text:span><text:line-break/><text:span text:style-name="T1"> <text:s text:c="11"/></text:span><text:span text:style-name="T10">@Override</text:span><text:line-break/><text:span text:style-name="T10"> <text:s text:c="11"/></text:span><text:span text:style-name="T6">public void </text:span><text:span text:style-name="T1">onClick(View view) {</text:span><text:line-break/><text:span text:style-name="T1"> <text:s text:c="15"/></text:span><text:span text:style-name="T6">switch </text:span><text:span text:style-name="T1">(</text:span><text:span text:style-name="T7">count</text:span><text:span text:style-name="T1">) {</text:span><text:line-break/><text:span text:style-name="T1"> <text:s text:c="19"/></text:span><text:span text:style-name="T6">case </text:span><text:span text:style-name="T4">1</text:span><text:span text:style-name="T1">:</text:span><text:line-break/><text:span text:style-name="T1"> <text:s text:c="23"/></text:span><text:span text:style-name="T8">t1</text:span><text:span text:style-name="T1">.setTypeface(Typeface.</text:span><text:span text:style-name="T9">DEFAULT</text:span><text:span text:style-name="T1">, Typeface.</text:span><text:span text:style-name="T9">ITALIC</text:span><text:span text:style-name="T1">);</text:span><text:lin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2</text:span><text:span text:style-name="T1">:</text:span><text:line-break/><text:span text:style-name="T1"> <text:s text:c="23"/></text:span><text:span text:style-name="T8">t1</text:span><text:span text:style-name="T1">.setTypeface(Typeface.</text:span><text:span text:style-name="T9">MONOSPACE</text:span><text:span text:style-name="T1">, Typeface.</text:span><text:span text:style-name="T9">NORMAL</text:span><text:span text:style-name="T1">);</text:span><text:lin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3</text:span><text:span text:style-name="T1">:</text:span><text:line-break/><text:span text:style-name="T1"> <text:s text:c="23"/></text:span><text:span text:style-name="T8">t1</text:span><text:span text:style-name="T1">.setTypeface(Typeface.</text:span><text:span text:style-name="T9">SANS_SERIF</text:span><text:span text:style-name="T1">, Typeface.</text:span><text:span text:style-name="T9">BOLD</text:span><text:span text:style-name="T1">);</text:span><text:line-break/><text:soft-page-break/><text:span text:style-name="T1"> <text:s text:c="23"/></text:span><text:span text:style-name="T6">break</text:span><text:span text:style-name="T1">;</text:span><text:line-break/><text:span text:style-name="T1"> <text:s text:c="19"/></text:span><text:span text:style-name="T6">case </text:span><text:span text:style-name="T4">4</text:span><text:span text:style-name="T1">:</text:span><text:line-break/><text:span text:style-name="T1"> <text:s text:c="23"/></text:span><text:span text:style-name="T8">t1</text:span><text:span text:style-name="T1">.setTypeface(Typeface.</text:span><text:span text:style-name="T9">SERIF</text:span><text:span text:style-name="T1">, Typeface.</text:span><text:span text:style-name="T9">BOLD_ITALIC</text:span><text:span text:style-name="T1">);</text:span><text:line-break/><text:span text:style-name="T1"> <text:s text:c="23"/></text:span><text:span text:style-name="T6">break</text:span><text:span text:style-name="T1">;</text:span><text:line-break/><text:span text:style-name="T1"> <text:s text:c="15"/>}</text:span><text:line-break/><text:span text:style-name="T1"> <text:s text:c="15"/></text:span><text:span text:style-name="T7">count</text:span><text:span text:style-name="T1">++;</text:span><text:line-break/><text:span text:style-name="T1"> <text:s text:c="15"/></text:span><text:span text:style-name="T6">if </text:span><text:span text:style-name="T1">(</text:span><text:span text:style-name="T7">count </text:span><text:span text:style-name="T1">== </text:span><text:span text:style-name="T4">5</text:span><text:span text:style-name="T1">)</text:span><text:line-break/><text:span text:style-name="T1"> <text:s text:c="19"/></text:span><text:span text:style-name="T7">count </text:span><text:span text:style-name="T1">= </text:span><text:span text:style-name="T4">1</text:span><text:span text:style-name="T1">;</text:span><text:line-break/><text:span text:style-name="T1"> <text:s text:c="11"/>}</text:span><text:line-break/><text:span text:style-name="T1"> <text:s text:c="7"/>});</text:span><text:line-break/><text:span text:style-name="T1"> <text:s text:c="3"/>}</text:span><text:line-break/><text:span text:style-name="T1">}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42:11.299330661</meta:creation-date>
    <dc:date>2019-02-14T12:44:00.970330185</dc:date>
    <meta:editing-duration>PT1M52S</meta:editing-duration>
    <meta:editing-cycles>1</meta:editing-cycles>
    <meta:document-statistic meta:table-count="0" meta:image-count="0" meta:object-count="0" meta:page-count="3" meta:paragraph-count="4" meta:word-count="237" meta:character-count="4704" meta:non-whitespace-character-count="3300"/>
    <meta:generator>LibreOffice/6.1.2.1$Linux_X86_64 LibreOffice_project/10$Build-1</meta:generator>
  </office:meta>
</office:document-meta>
</file>